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 style:list-style-name="">
      <style:text-properties fo:font-style="normal" officeooo:rsid="00301146" style:font-style-asian="normal" style:font-style-complex="normal"/>
    </style:style>
    <style:style style:name="P2" style:family="paragraph" style:parent-style-name="Quotations">
      <style:text-properties fo:font-weight="bold" officeooo:rsid="003560ed" officeooo:paragraph-rsid="003560ed" style:font-weight-asian="bold" style:font-weight-complex="bold"/>
    </style:style>
    <style:style style:name="P3" style:family="paragraph" style:parent-style-name="Text_20_body">
      <style:text-properties officeooo:paragraph-rsid="003b0381"/>
    </style:style>
    <style:style style:name="P4" style:family="paragraph" style:parent-style-name="Text_20_body">
      <style:text-properties officeooo:rsid="003b0381" officeooo:paragraph-rsid="003b0381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normal" officeooo:rsid="003b0381" officeooo:paragraph-rsid="003b0381" style:font-style-asian="normal" style:font-style-complex="normal"/>
    </style:style>
    <style:style style:name="P7" style:family="paragraph" style:parent-style-name="Quotations">
      <style:text-properties fo:font-style="normal" fo:font-weight="bold" officeooo:rsid="003b0381" officeooo:paragraph-rsid="003b0381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officeooo:rsid="003cde61" officeooo:paragraph-rsid="003cde61"/>
    </style:style>
    <style:style style:name="P9" style:family="paragraph" style:parent-style-name="Standard">
      <style:text-properties fo:font-style="italic" officeooo:rsid="003cde61" officeooo:paragraph-rsid="003cde61" style:font-style-asian="italic" style:font-style-complex="italic"/>
    </style:style>
    <style:style style:name="P10" style:family="paragraph" style:parent-style-name="Standard">
      <style:text-properties fo:font-style="normal" officeooo:rsid="003cde61" officeooo:paragraph-rsid="003cde61" style:font-style-asian="normal" style:font-style-complex="normal"/>
    </style:style>
    <style:style style:name="P11" style:family="paragraph" style:parent-style-name="Standard">
      <style:text-properties fo:font-style="normal" officeooo:paragraph-rsid="003cde61" style:font-style-asian="normal" style:font-style-complex="normal"/>
    </style:style>
    <style:style style:name="P12" style:family="paragraph" style:parent-style-name="Quotations">
      <style:text-properties fo:font-style="normal" fo:font-weight="bold" officeooo:rsid="003cde61" officeooo:paragraph-rsid="003cde61" style:font-style-asian="normal" style:font-weight-asian="bold" style:font-style-complex="normal" style:font-weight-complex="bold"/>
    </style:style>
    <style:style style:name="P13" style:family="paragraph" style:parent-style-name="Quotations" style:master-page-name="">
      <loext:graphic-properties draw:fill="none"/>
      <style:paragraph-properties fo:margin-left="0in" fo:margin-right="0.3752in" fo:margin-top="0in" fo:margin-bottom="0.1965in" style:contextual-spacing="false" fo:text-indent="0in" style:auto-text-indent="false" style:page-number="auto" fo:background-color="transparent">
        <style:tab-stops>
          <style:tab-stop style:position="0.0484in"/>
        </style:tab-stops>
      </style:paragraph-properties>
      <style:text-properties fo:font-style="normal" fo:font-weight="normal" officeooo:rsid="003cde61" officeooo:paragraph-rsid="003cde61" style:font-style-asian="normal" style:font-weight-asian="normal" style:font-style-complex="normal" style:font-weight-complex="normal"/>
    </style:style>
    <style:style style:name="P14" style:family="paragraph" style:parent-style-name="Quotations">
      <loext:graphic-properties draw:fill="none"/>
      <style:paragraph-properties fo:margin-left="0in" fo:margin-right="0.3752in" fo:margin-top="0in" fo:margin-bottom="0.1965in" style:contextual-spacing="false" fo:text-indent="0in" style:auto-text-indent="false" fo:background-color="transparent">
        <style:tab-stops>
          <style:tab-stop style:position="0.0484in"/>
        </style:tab-stops>
      </style:paragraph-properties>
      <style:text-properties fo:font-style="italic" fo:font-weight="normal" officeooo:rsid="003cde61" officeooo:paragraph-rsid="003cde61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officeooo:rsid="0040ef03" officeooo:paragraph-rsid="0040ef03" style:font-style-asian="italic" style:font-style-complex="italic"/>
    </style:style>
    <style:style style:name="P16" style:family="paragraph" style:parent-style-name="Quotations">
      <style:text-properties fo:font-style="normal" fo:font-weight="bold" officeooo:rsid="003d807b" officeooo:paragraph-rsid="003d807b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officeooo:rsid="003f6934" officeooo:paragraph-rsid="003f6934"/>
    </style:style>
    <style:style style:name="P18" style:family="paragraph" style:parent-style-name="Text_20_body">
      <style:text-properties fo:font-style="italic" officeooo:rsid="003f6934" officeooo:paragraph-rsid="003f6934" style:font-style-asian="italic" style:font-style-complex="italic"/>
    </style:style>
    <style:style style:name="T1" style:family="text">
      <style:text-properties fo:font-style="normal" officeooo:rsid="00301146" style:font-style-asian="normal" style:font-style-complex="normal"/>
    </style:style>
    <style:style style:name="T2" style:family="text">
      <style:text-properties fo:font-style="normal" officeooo:rsid="003560ed" style:font-style-asian="normal" style:font-style-complex="normal"/>
    </style:style>
    <style:style style:name="T3" style:family="text">
      <style:text-properties fo:font-style="italic" officeooo:rsid="003560ed" style:font-style-asian="italic" style:font-style-complex="italic"/>
    </style:style>
    <style:style style:name="T4" style:family="text">
      <style:text-properties fo:font-style="italic" officeooo:rsid="003b0381" style:font-style-asian="italic" style:font-style-complex="italic"/>
    </style:style>
    <style:style style:name="T5" style:family="text">
      <style:text-properties fo:font-style="italic" officeooo:rsid="00301146" style:font-style-asian="italic" style:font-style-complex="italic"/>
    </style:style>
    <style:style style:name="T6" style:family="text">
      <style:text-properties fo:font-style="normal" officeooo:rsid="003b0381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b0381"/>
    </style:style>
    <style:style style:name="T10" style:family="text">
      <style:text-properties officeooo:rsid="003560e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01146"/>
    </style:style>
    <style:style style:name="T13" style:family="text">
      <style:text-properties officeooo:rsid="0040ef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eature Extraction and Embeddings</text:h>
      <text:p text:style-name="P2">Data preparation</text:p>
      <text:p text:style-name="P3"><text:span text:style-name="T1">We load and preprocess the dataset </text:span><text:span text:style-name="T2">that we got from the previous tp</text:span><text:span text:style-name="T1">, encoding the </text:span><text:span text:style-name="T3">author</text:span><text:span text:style-name="T1"> </text:span><text:span text:style-name="T2">column</text:span><text:span text:style-name="T1"> using </text:span><text:span text:style-name="T4">One-hot</text:span><text:span text:style-name="T5"> Encoding</text:span><text:span text:style-name="T1"> </text:span><text:span text:style-name="T6">and get new column</text:span><text:span text:style-name="T2"> </text:span><text:span text:style-name="T6">named </text:span><text:span text:style-name="T7">author_encoded </text:span></text:p>
      <text:p text:style-name="P4"><text:span text:style-name="T1">`</text:span><text:span text:style-name="T8">``</text:span></text:p>
      <text:p text:style-name="P5">label_encoder = LabelEncoder()</text:p>
      <text:p text:style-name="P5">df['author_encoded'] = label_encoder.fit_transform(df['author'])</text:p>
      <text:p text:style-name="P6">```</text:p>
      <text:p text:style-name="P4"><text:span text:style-name="T8"/></text:p>
      <text:p text:style-name="P7">Constr<text:tab/>uction of training/test set</text:p>
      <text:p text:style-name="P3"><text:span text:style-name="T9">We </text:span><text:span text:style-name="T10">split the</text:span> dataset into training and test sets (<text:span text:style-name="T10">30% for the test</text:span>) <text:span text:style-name="T9">using </text:span><text:span text:style-name="T4">train_test_split </text:span><text:span text:style-name="T6">and since the dataset is imbalanced, we use the</text:span><text:span text:style-name="T4"> stratify </text:span><text:span text:style-name="T6">parameter to ensure that the distribution of classes in training/test is similar</text:span></text:p>
      <text:p text:style-name="P8"><text:span text:style-name="T6">`</text:span><text:span text:style-name="T8">``</text:span></text:p>
      <text:p text:style-name="P5">x_train, x_test, y_train, y_test = train_test_split(df['text'], df['author_encoded'], test_size=0.3, random_state=0, stratify = df['author_encoded'].values)</text:p>
      <text:p text:style-name="P9">```</text:p>
      <text:p text:style-name="P9"/>
      <text:p text:style-name="P10">we get</text:p>
      <text:p text:style-name="P10">```</text:p>
      <text:p text:style-name="P10"><text:s text:c="6"/><text:span text:style-name="T11">train set </text:span><text:s text:c="8"/><text:span text:style-name="T11">test set</text:span></text:p>
      <text:p text:style-name="P10">0 <text:s text:c="3"/>5529 <text:s text:c="14"/>2369</text:p>
      <text:p text:style-name="P10">2 <text:s text:c="3"/>4230 <text:s text:c="14"/>1813</text:p>
      <text:p text:style-name="P10">1 <text:s text:c="3"/>3944 <text:s text:c="14"/>1691</text:p>
      <text:p text:style-name="P10">``` </text:p>
      <text:p text:style-name="P10">train_set = test_set * 2.33</text:p>
      <text:p text:style-name="P10"/>
      <text:p text:style-name="P11"/>
      <text:p text:style-name="P12">Vectorization methods</text:p>
      <text:p text:style-name="P13">we use two vectorization methods: <text:span text:style-name="T7">frequency</text:span>-<text:span text:style-name="T7">based</text:span> from <text:s/><text:span text:style-name="T5">CountVectorizer</text:span><text:span text:style-name="T12"> </text:span>and <text:span text:style-name="T7">TF-IDF (Term Frequency-Inverse Document Frequency) </text:span>in order to convert raw text data into numerical resresentation that machine learning models can process,<text:span text:style-name="T7"> frequency-based </text:span>will split text into individual words/tokens, count the frequency of each token in the document and generate a matrix where each row refers to a document, each column refers to unique token in the corpus and the valu<text:span text:style-name="T13">e</text:span>s represented are the frequency of each token in that document, for <text:span text:style-name="T7">TF-IDF </text:span>used to evaluate the importance of token is the document relative to the curpos with</text:p>
      <text:p text:style-name="P14">TF(token, document)=(how many time this token appears in the document)/(total tokens in the deocument)</text:p>
      <text:p text:style-name="P11"/>
      <text:p text:style-name="P10"/>
      <text:p text:style-name="P10"/>
      <text:p text:style-name="P10"><text:soft-page-break/>```</text:p>
      <text:p text:style-name="P5">count_vectorizer = CountVectorizer(binary=False,analyzer= 'word', stop_words='english')</text:p>
      <text:p text:style-name="P5">x_train_cv = count_vectorizer.fit_transform(x_train)</text:p>
      <text:p text:style-name="P5">x_test_cv = count_vectorizer.transform(x_test)</text:p>
      <text:p text:style-name="P15">```</text:p>
      <text:p text:style-name="P15"/>
      <text:p text:style-name="P15">```</text:p>
      <text:p text:style-name="P5">tfidf_vectorizer = TfidfVectorizer()</text:p>
      <text:p text:style-name="P5">x_train_tfidf = tfidf_vectorizer.fit_transform(x_train)</text:p>
      <text:p text:style-name="P5">x_test_tfidf = tfidf_vectorizer.transform(x_test)</text:p>
      <text:p text:style-name="P10">```</text:p>
      <text:p text:style-name="P10"/>
      <text:p text:style-name="P16">Train the models and predict</text:p>
      <text:p text:style-name="P17">after training the model, as execution time we get <text:line-break/>```</text:p>
      <text:p text:style-name="P18">count vectorizer : 0.023411035537719727 seconds</text:p>
      <text:p text:style-name="P18">tfidf vectorizer : 0.025000572204589844 seconds</text:p>
      <text:p text:style-name="P18">One-Hot Encoding : 0.020104408264160156 seconds</text:p>
      <text:p text:style-name="P17">```</text:p>
      <text:p text:style-name="P17">one-hot-encoding is faster because it represents words as binary vectors, it doesn’t provide complex computation like counting and frequency comput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7:16:47.076469746</meta:creation-date>
    <meta:generator>LibreOffice/24.8.4.2$Linux_X86_64 LibreOffice_project/480$Build-2</meta:generator>
    <dc:date>2025-02-21T13:55:51.040216075</dc:date>
    <meta:editing-duration>PT2H53M2S</meta:editing-duration>
    <meta:editing-cycles>13</meta:editing-cycles>
    <meta:document-statistic meta:table-count="0" meta:image-count="0" meta:object-count="0" meta:page-count="2" meta:paragraph-count="40" meta:word-count="305" meta:character-count="2352" meta:non-whitespace-character-count="2018"/>
  </office:meta>
</office:document-meta>
</file>